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ChangeListenerMapper.TabChangeListener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Listener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ChangeSourceRule.applyRule( String name , TagAttribute attribute , MetadataTarget metadata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